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4bae5" officeooo:paragraph-rsid="0014bae5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officeooo:rsid="0014bae5" officeooo:paragraph-rsid="0014bae5" style:font-size-asian="18pt" style:font-size-complex="18pt"/>
    </style:style>
    <style:style style:name="P3" style:family="paragraph" style:parent-style-name="Standard">
      <style:paragraph-properties fo:margin-left="2.25in" fo:margin-right="0in" fo:text-align="start" style:justify-single-word="false" fo:text-indent="0in" style:auto-text-indent="false"/>
      <style:text-properties fo:font-size="18pt" officeooo:rsid="0014bae5" officeooo:paragraph-rsid="0014bae5" style:font-size-asian="18pt" style:font-size-complex="18pt"/>
    </style:style>
    <style:style style:name="P4" style:family="paragraph" style:parent-style-name="Standard" style:master-page-name="">
      <style:paragraph-properties fo:margin-left="2.25in" fo:margin-right="0in" fo:text-align="start" style:justify-single-word="false" fo:text-indent="0in" style:auto-text-indent="false" style:page-number="auto"/>
      <style:text-properties fo:font-size="18pt" officeooo:rsid="0014bae5" officeooo:paragraph-rsid="0014bae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treatment Item List</text:p>
      <text:p text:style-name="P2"/>
      <text:p text:style-name="P4">1. <text:s text:c="2"/>a shaving mirror <text:s/></text:p>
      <text:p text:style-name="P3">2. <text:s text:c="2"/>a five gallon can of <text:s/></text:p>
      <text:p text:style-name="P3">3. <text:s text:c="2"/>a case of army rations <text:s/></text:p>
      <text:p text:style-name="P3">4. <text:s text:c="2"/>an atlas of the pacific <text:s/></text:p>
      <text:p text:style-name="P3">5. <text:s text:c="2"/>a floating seat cushion <text:s/></text:p>
      <text:p text:style-name="P3">6. <text:s text:c="2"/>a small transistor radio <text:s/></text:p>
      <text:p text:style-name="P3">7. <text:s text:c="2"/>the shark repellent <text:s/></text:p>
      <text:p text:style-name="P3">8. <text:s text:c="2"/>fifteen feet of nylon <text:s/></text:p>
      <text:p text:style-name="P3">9. <text:s text:c="2"/>two boxes of chocolate bars <text:s/></text:p>
      <text:p text:style-name="P3">10. a fishing k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0:24:11.190267102</meta:creation-date>
    <meta:generator>LibreOffice/4.2.8.2$Linux_X86_64 LibreOffice_project/420m0$Build-2</meta:generator>
    <dc:date>2015-08-20T10:33:16.250136447</dc:date>
    <meta:editing-duration>P0D</meta:editing-duration>
    <meta:editing-cycles>1</meta:editing-cycles>
    <meta:document-statistic meta:table-count="0" meta:image-count="0" meta:object-count="0" meta:page-count="1" meta:paragraph-count="11" meta:word-count="54" meta:character-count="298" meta:non-whitespace-character-count="218"/>
  </office:meta>
</office:document-meta>
</file>